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a933" draw:fill-color="#00a933" draw:textarea-horizontal-align="justify" draw:textarea-vertical-align="middle" draw:auto-grow-height="false" fo:min-height="0.199cm" fo:min-width="0cm"/>
      <style:paragraph-properties style:writing-mode="lr-tb"/>
    </style:style>
    <style:style style:name="gr2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.199cm" fo:min-width="0cm"/>
    </style:style>
    <style:style style:name="gr3" style:family="graphic" style:parent-style-name="standard">
      <style:graphic-properties svg:stroke-color="#00a933" draw:fill-color="#00a933" draw:textarea-horizontal-align="justify" draw:textarea-vertical-align="middle" draw:auto-grow-height="false" fo:min-height="0.199cm" fo:min-width="0cm"/>
    </style:style>
    <style:style style:name="gr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7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P1" style:family="paragraph">
      <style:paragraph-properties fo:text-align="start"/>
      <style:text-properties fo:font-size="12pt" style:font-size-asian="12pt" style:font-size-complex="12pt"/>
    </style:style>
    <style:style style:name="P2" style:family="paragraph">
      <loext:graphic-properties draw:fill-color="#00a933"/>
      <style:paragraph-properties fo:text-align="start"/>
      <style:text-properties fo:font-size="12pt" style:font-size-asian="12pt" style:font-size-complex="12pt"/>
    </style:style>
    <style:style style:name="P3" style:family="paragraph">
      <loext:graphic-properties draw:fill="solid" draw:fill-color="#00a933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24pt"/>
    </style:style>
    <style:style style:name="P7" style:family="paragraph">
      <loext:graphic-properties draw:fill="none" draw:fill-color="#ffffff"/>
      <style:paragraph-properties fo:text-align="center"/>
      <style:text-properties fo:font-size="24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2" style:family="paragraph">
      <style:paragraph-properties fo:margin-left="0cm" fo:margin-right="0cm" fo:margin-top="0.457cm" fo:margin-bottom="0.254cm" fo:text-align="center" fo:text-indent="0cm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fo:margin-left="0cm" fo:margin-right="0cm" fo:margin-top="0.457cm" fo:margin-bottom="0.254cm" fo:text-align="center" fo:text-indent="0cm"/>
      <style:text-properties fo:font-size="10pt" style:font-size-asian="10pt" style:font-size-complex="10pt"/>
    </style:style>
    <style:style style:name="P14" style:family="paragraph">
      <style:paragraph-properties fo:text-align="start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635cm" svg:height="0.635cm" svg:x="4.492cm" svg:y="2.58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0.635cm" svg:height="0.635cm" svg:x="7.032cm" svg:y="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0.635cm" svg:height="0.635cm" svg:x="9.572cm" svg:y="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" draw:id="id7" draw:layer="layout" svg:width="0.635cm" svg:height="0.635cm" svg:x="4.492cm" svg:y="4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xml:id="id9" draw:id="id9" draw:layer="layout" svg:width="0.635cm" svg:height="0.635cm" svg:x="7.032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0.635cm" svg:height="0.635cm" svg:x="9.572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0.635cm" svg:height="0.635cm" svg:x="4.492cm" svg:y="7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0.635cm" svg:height="0.635cm" svg:x="7.032cm" svg:y="7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0.635cm" svg:height="0.635cm" svg:x="9.572cm" svg:y="7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draw:line-skew="-0.51cm" svg:x1="4.81cm" svg:y1="2.587cm" svg:x2="7.35cm" svg:y2="2.587cm" draw:start-shape="id1" draw:start-glue-point="4" draw:end-shape="id2" draw:end-glue-point="4" svg:d="M4810 2587c0-1518 2540-1518 2540 0" svg:viewBox="0 0 2541 1139">
          <text:p/>
        </draw:connector>
        <draw:connector draw:style-name="gr4" draw:text-style-name="P5" draw:layer="layout" draw:type="curve" draw:line-skew="0.654cm" svg:x1="10.207cm" svg:y1="2.905cm" svg:x2="10.207cm" svg:y2="5.128cm" draw:start-shape="id3" draw:start-glue-point="10" draw:end-shape="id4" draw:end-glue-point="10" svg:d="M10207 2905c1732 0 1732 2223 0 2223" svg:viewBox="0 0 1300 2224">
          <text:p/>
        </draw:connector>
        <draw:connector draw:style-name="gr4" draw:text-style-name="P5" draw:layer="layout" draw:type="curve" draw:line-skew="0.385cm" svg:x1="9.89cm" svg:y1="7.667cm" svg:x2="7.35cm" svg:y2="7.667cm" draw:start-shape="id5" draw:start-glue-point="8" draw:end-shape="id6" draw:end-glue-point="8" svg:d="M9890 7667c0 1329-2540 1329-2540 0" svg:viewBox="0 0 2541 998">
          <text:p/>
        </draw:connector>
        <draw:connector draw:style-name="gr4" draw:text-style-name="P5" draw:layer="layout" draw:type="curve" draw:line-skew="-0.517cm" svg:x1="4.492cm" svg:y1="5.128cm" svg:x2="4.492cm" svg:y2="7.35cm" draw:start-shape="id7" draw:start-glue-point="6" draw:end-shape="id8" draw:end-glue-point="6" svg:d="M4492 5128c-1528 0-1528 2222 0 2222" svg:viewBox="0 0 1147 2223">
          <text:p/>
        </draw:connector>
        <draw:connector draw:style-name="gr4" draw:text-style-name="P5" draw:layer="layout" draw:type="line" svg:x1="4.81cm" svg:y1="3.222cm" svg:x2="4.81cm" svg:y2="4.81cm" draw:start-shape="id1" draw:start-glue-point="8" draw:end-shape="id7" draw:end-glue-point="4" svg:d="M4810 3222v1588" svg:viewBox="0 0 1 1589">
          <text:p/>
        </draw:connector>
        <draw:connector draw:style-name="gr4" draw:text-style-name="P5" draw:layer="layout" draw:type="line" svg:x1="4.81cm" svg:y1="5.445cm" svg:x2="4.81cm" svg:y2="7.032cm" draw:start-shape="id7" draw:start-glue-point="8" draw:end-shape="id8" draw:end-glue-point="4" svg:d="M4810 5445v1587" svg:viewBox="0 0 1 1588">
          <text:p/>
        </draw:connector>
        <draw:connector draw:style-name="gr4" draw:text-style-name="P5" draw:layer="layout" draw:type="line" svg:x1="5.127cm" svg:y1="7.35cm" svg:x2="7.032cm" svg:y2="7.35cm" draw:start-shape="id8" draw:start-glue-point="10" draw:end-shape="id6" draw:end-glue-point="6" svg:d="M5127 7350h1905" svg:viewBox="0 0 1906 1">
          <text:p/>
        </draw:connector>
        <draw:connector draw:style-name="gr4" draw:text-style-name="P5" draw:layer="layout" draw:type="line" svg:x1="7.667cm" svg:y1="7.35cm" svg:x2="9.572cm" svg:y2="7.35cm" draw:start-shape="id6" draw:start-glue-point="10" draw:end-shape="id5" draw:end-glue-point="6" svg:d="M7667 7350h1905" svg:viewBox="0 0 1906 1">
          <text:p/>
        </draw:connector>
        <draw:connector draw:style-name="gr4" draw:text-style-name="P5" draw:layer="layout" draw:type="line" svg:x1="9.89cm" svg:y1="5.445cm" svg:x2="9.89cm" svg:y2="7.032cm" draw:start-shape="id4" draw:start-glue-point="8" draw:end-shape="id5" draw:end-glue-point="4" svg:d="M9890 5445v1587" svg:viewBox="0 0 1 1588">
          <text:p/>
        </draw:connector>
        <draw:connector draw:style-name="gr4" draw:text-style-name="P5" draw:layer="layout" draw:type="line" svg:x1="9.89cm" svg:y1="4.81cm" svg:x2="9.89cm" svg:y2="3.222cm" draw:start-shape="id4" draw:start-glue-point="4" draw:end-shape="id3" draw:end-glue-point="8" svg:d="M9890 4810v-1588" svg:viewBox="0 0 1 1589">
          <text:p/>
        </draw:connector>
        <draw:connector draw:style-name="gr5" draw:text-style-name="P5" draw:layer="layout" draw:type="line" svg:x1="9.572cm" svg:y1="2.905cm" svg:x2="7.667cm" svg:y2="2.905cm" draw:start-shape="id3" draw:start-glue-point="6" draw:end-shape="id2" draw:end-glue-point="10" svg:d="M9572 2905h-1905" svg:viewBox="0 0 1906 1">
          <text:p/>
        </draw:connector>
        <draw:connector draw:style-name="gr6" draw:text-style-name="P5" draw:layer="layout" draw:type="line" svg:x1="5.127cm" svg:y1="2.905cm" svg:x2="7.032cm" svg:y2="2.905cm" draw:start-shape="id1" draw:start-glue-point="10" draw:end-shape="id2" draw:end-glue-point="6" svg:d="M5127 2905h1905" svg:viewBox="0 0 1906 1">
          <text:p/>
        </draw:connector>
        <draw:connector draw:style-name="gr4" draw:text-style-name="P5" draw:layer="layout" draw:type="line" svg:x1="5.127cm" svg:y1="5.128cm" svg:x2="7.032cm" svg:y2="5.128cm" draw:start-shape="id7" draw:start-glue-point="10" draw:end-shape="id9" draw:end-glue-point="6" svg:d="M5127 5128h1905" svg:viewBox="0 0 1906 1">
          <text:p/>
        </draw:connector>
        <draw:connector draw:style-name="gr6" draw:text-style-name="P5" draw:layer="layout" draw:type="line" svg:x1="7.667cm" svg:y1="5.128cm" svg:x2="9.572cm" svg:y2="5.128cm" draw:start-shape="id9" draw:start-glue-point="10" draw:end-shape="id4" draw:end-glue-point="6" svg:d="M7667 5128h1905" svg:viewBox="0 0 1906 1">
          <text:p/>
        </draw:connector>
        <draw:connector draw:style-name="gr6" draw:text-style-name="P5" draw:layer="layout" draw:type="line" svg:x1="7.35cm" svg:y1="3.222cm" svg:x2="7.35cm" svg:y2="4.81cm" draw:start-shape="id2" draw:start-glue-point="8" draw:end-shape="id9" draw:end-glue-point="4" svg:d="M7350 3222v1588" svg:viewBox="0 0 1 1589">
          <text:p/>
        </draw:connector>
        <draw:connector draw:style-name="gr4" draw:text-style-name="P5" draw:layer="layout" draw:type="line" svg:x1="7.35cm" svg:y1="5.445cm" svg:x2="7.35cm" svg:y2="7.032cm" draw:start-shape="id9" draw:start-glue-point="8" draw:end-shape="id6" draw:end-glue-point="4" svg:d="M7350 5445v1587" svg:viewBox="0 0 1 1588">
          <text:p/>
        </draw:connector>
        <draw:frame draw:style-name="gr7" draw:text-style-name="P7" draw:layer="layout" svg:width="1.27cm" svg:height="1.195cm" svg:x="7.945cm" svg:y="3.397cm">
          <draw:text-box>
            <text:p text:style-name="P6">X</text:p>
          </draw:text-box>
        </draw:frame>
        <draw:frame draw:style-name="gr7" draw:text-style-name="P7" draw:layer="layout" svg:width="1.27cm" svg:height="1.195cm" svg:x="5.445cm" svg:y="5.698cm">
          <draw:text-box>
            <text:p text:style-name="P6">X</text:p>
          </draw:text-box>
        </draw:frame>
        <draw:frame draw:style-name="gr7" draw:text-style-name="P7" draw:layer="layout" svg:width="1.27cm" svg:height="1.195cm" svg:x="7.945cm" svg:y="7.398cm">
          <draw:text-box>
            <text:p text:style-name="P6">X</text:p>
          </draw:text-box>
        </draw:frame>
        <draw:frame draw:style-name="gr7" draw:text-style-name="P7" draw:layer="layout" svg:width="1.27cm" svg:height="1.195cm" svg:x="5.445cm" svg:y="1.599cm">
          <draw:text-box>
            <text:p text:style-name="P6">X</text:p>
          </draw:text-box>
        </draw:frame>
        <draw:frame draw:style-name="gr7" draw:text-style-name="P7" draw:layer="layout" svg:width="1.27cm" svg:height="1.195cm" svg:x="5.445cm" svg:y="3.398cm">
          <draw:text-box>
            <text:p text:style-name="P6">Z</text:p>
          </draw:text-box>
        </draw:frame>
        <draw:frame draw:style-name="gr7" draw:text-style-name="P7" draw:layer="layout" svg:width="1.27cm" svg:height="1.195cm" svg:x="9.945cm" svg:y="3.399cm">
          <draw:text-box>
            <text:p text:style-name="P6">Z</text:p>
          </draw:text-box>
        </draw:frame>
        <draw:frame draw:style-name="gr7" draw:text-style-name="P7" draw:layer="layout" svg:width="1.27cm" svg:height="1.195cm" svg:x="7.945cm" svg:y="5.699cm">
          <draw:text-box>
            <text:p text:style-name="P6">Z</text:p>
          </draw:text-box>
        </draw:frame>
        <draw:frame draw:style-name="gr7" draw:text-style-name="P7" draw:layer="layout" svg:width="1.27cm" svg:height="1.195cm" svg:x="3.545cm" svg:y="5.7cm">
          <draw:text-box>
            <text:p text:style-name="P6">Z</text:p>
          </draw:text-box>
        </draw:frame>
        <draw:frame draw:style-name="gr8" draw:text-style-name="P9" draw:layer="layout" svg:width="0.835cm" svg:height="0.645cm" svg:x="4.387cm" svg:y="2.587cm">
          <draw:text-box>
            <text:p text:style-name="P8"><text:span text:style-name="T2">1</text:span></text:p>
          </draw:text-box>
        </draw:frame>
        <draw:frame draw:style-name="gr8" draw:text-style-name="P11" draw:layer="layout" svg:width="0.691cm" svg:height="0.645cm" svg:x="7.02cm" svg:y="2.575cm">
          <draw:text-box>
            <text:p text:style-name="P10"><text:span text:style-name="T2">2</text:span></text:p>
          </draw:text-box>
        </draw:frame>
        <draw:frame draw:style-name="gr8" draw:text-style-name="P9" draw:layer="layout" svg:width="0.835cm" svg:height="0.645cm" svg:x="9.489cm" svg:y="2.589cm">
          <draw:text-box>
            <text:p text:style-name="P8"><text:span text:style-name="T2">3</text:span></text:p>
          </draw:text-box>
        </draw:frame>
        <draw:frame draw:style-name="gr8" draw:text-style-name="P9" draw:layer="layout" svg:width="0.635cm" svg:height="0.645cm" svg:x="9.534cm" svg:y="4.8cm">
          <draw:text-box>
            <text:p text:style-name="P8"><text:span text:style-name="T2">6</text:span></text:p>
          </draw:text-box>
        </draw:frame>
        <draw:frame draw:style-name="gr8" draw:text-style-name="P9" draw:layer="layout" svg:width="0.835cm" svg:height="0.645cm" svg:x="9.49cm" svg:y="7.045cm">
          <draw:text-box>
            <text:p text:style-name="P8"><text:span text:style-name="T2">9</text:span></text:p>
          </draw:text-box>
        </draw:frame>
        <draw:frame draw:style-name="gr8" draw:text-style-name="P13" draw:layer="layout" svg:width="0.835cm" svg:height="0.645cm" svg:x="4.404cm" svg:y="7.02cm">
          <draw:text-box>
            <text:p text:style-name="P12"><text:span text:style-name="T2">7</text:span></text:p>
          </draw:text-box>
        </draw:frame>
        <draw:frame draw:style-name="gr8" draw:text-style-name="P15" draw:layer="layout" svg:width="0.835cm" svg:height="0.645cm" svg:x="7.02cm" svg:y="7.045cm">
          <draw:text-box>
            <text:p text:style-name="P14"><text:span text:style-name="T2">8</text:span></text:p>
          </draw:text-box>
        </draw:frame>
        <draw:frame draw:style-name="gr8" draw:text-style-name="P9" draw:layer="layout" svg:width="0.835cm" svg:height="0.645cm" svg:x="6.944cm" svg:y="4.793cm">
          <draw:text-box>
            <text:p text:style-name="P8"><text:span text:style-name="T2">5</text:span></text:p>
          </draw:text-box>
        </draw:frame>
        <draw:frame draw:style-name="gr8" draw:text-style-name="P9" draw:layer="layout" svg:width="0.835cm" svg:height="0.645cm" svg:x="4.394cm" svg:y="4.794cm">
          <draw:text-box>
            <text:p text:style-name="P8"><text:span text:style-name="T2">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15T09:38:34.273686557</meta:creation-date>
    <dc:date>2024-10-15T10:00:25.163413252</dc:date>
    <meta:editing-duration>PT10S</meta:editing-duration>
    <meta:editing-cycles>1</meta:editing-cycles>
    <meta:document-statistic meta:object-count="42"/>
    <meta:generator>LibreOffice/7.3.7.2$Linux_X86_64 LibreOffice_project/30$Build-2</meta:generator>
  </office:meta>
</office:document-meta>
</file>